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  <style:text-properties officeooo:rsid="001c13ce" officeooo:paragraph-rsid="001c13c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officeooo:rsid="001d0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297041" text:style-name="WWNum1">
        <text:list-header>
          <text:h text:style-name="P2" text:outline-level="1">TDD Desarrollo dirigifo por test</text:h>
        </text:list-header>
      </text:list>
      <text:list xml:id="list148083252" text:style-name="Outline">
        <text:list-item>
          <text:h text:style-name="Heading_20_1" text:outline-level="1"/>
        </text:list-item>
      </text:list>
      <text:p text:style-name="Standard">Objetivo:</text:p>
      <text:p text:style-name="Standard"/>
      <text:p text:style-name="Standard">F.Creación: <text:span text:style-name="T4">18-10</text:span>-2018</text:p>
      <text:p text:style-name="Standard"/>
      <text:p text:style-name="P1">Link de Interes:<text:tab/><text:tab/><text:a xlink:type="simple" xlink:href="https://librosweb.es/libro/tdd/" text:style-name="Internet_20_link" text:visited-style-name="Visited_20_Internet_20_Link"><text:span text:style-name="T4">libros web tdd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0-18T11:39:56.315000000</meta:creation-date>
    <meta:editing-duration>PT6M37S</meta:editing-duration>
    <meta:generator>LibreOffice/6.1.0.3$Windows_X86_64 LibreOffice_project/efb621ed25068d70781dc026f7e9c5187a4decd1</meta:generator>
    <dc:date>2018-10-18T11:56:33.640000000</dc:date>
    <meta:document-statistic meta:table-count="0" meta:image-count="0" meta:object-count="0" meta:page-count="1" meta:paragraph-count="7" meta:word-count="23" meta:character-count="165" meta:non-whitespace-character-count="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